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5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43in" svg:height="3.5437in" svg:x="6.5378in" svg:y="0.2252in">
            <draw:object draw:notify-on-update-of-ranges="Sheet1.A2:Sheet1.A12 Sheet1.B2:Sheet1.B12 Sheet1.A2:Sheet1.A12 Sheet1.C2:Sheet1.C12 Sheet1.A2:Sheet1.A12 Sheet1.D2:Sheet1.D12 Sheet1.A2:Sheet1.A12 Sheet1.E2:Sheet1.E12 Sheet1.A2:Sheet1.A12 Sheet1.F2:Sheet1.F12 Sheet1.A2:Sheet1.A12 Sheet1.G2:Sheet1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3.15" calcext:value-type="float">
            <text:p>273.15</text:p>
          </table:table-cell>
          <table:table-cell office:value-type="float" office:value="293.15" calcext:value-type="float">
            <text:p>293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313.15" calcext:value-type="float">
            <text:p>313.15</text:p>
          </table:table-cell>
          <table:table-cell office:value-type="float" office:value="333.15" calcext:value-type="float">
            <text:p>333.15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E2]*EXP(-[.$H2]/8.314*(1/[.$E$1]-1/[.B$1]))" office:value-type="float" office:value="0.11700902542745" calcext:value-type="float">
            <text:p>0.1170090254</text:p>
          </table:table-cell>
          <table:table-cell table:formula="of:=[.$E2]*EXP(-[.$H2]/8.314*(1/[.$E$1]-1/[.C$1]))" office:value-type="float" office:value="0.0506824017647365" calcext:value-type="float">
            <text:p>0.0506824018</text:p>
          </table:table-cell>
          <table:table-cell table:formula="of:=[.$E2]*EXP(-[.$H2]/8.314*(1/[.$E$1]-1/[.D$1]))" office:value-type="float" office:value="0.0112850477345669" calcext:value-type="float">
            <text:p>0.0112850477</text:p>
          </table:table-cell>
          <table:table-cell office:value-type="float" office:value="0.008" calcext:value-type="float">
            <text:p>0.008</text:p>
          </table:table-cell>
          <table:table-cell table:formula="of:=[.$E2]*EXP(-[.$H2]/8.314*(1/[.$E$1]-1/[.F$1]))" office:value-type="float" office:value="0.00304423080374112" calcext:value-type="float">
            <text:p>0.0030442308</text:p>
          </table:table-cell>
          <table:table-cell table:formula="of:=[.$E2]*EXP(-[.$H2]/8.314*(1/[.$E$1]-1/[.G$1]))" office:value-type="float" office:value="0.00096110851991978" calcext:value-type="float">
            <text:p>0.000961108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E3]*EXP(-[.$H3]/8.314*(1/[.$E$1]-1/[.B$1]))" office:value-type="float" office:value="0.0921446075241169" calcext:value-type="float">
            <text:p>0.0921446075</text:p>
          </table:table-cell>
          <table:table-cell table:formula="of:=[.$E3]*EXP(-[.$H3]/8.314*(1/[.$E$1]-1/[.C$1]))" office:value-type="float" office:value="0.03991239138973" calcext:value-type="float">
            <text:p>0.0399123914</text:p>
          </table:table-cell>
          <table:table-cell table:formula="of:=[.$E3]*EXP(-[.$H3]/8.314*(1/[.$E$1]-1/[.D$1]))" office:value-type="float" office:value="0.0088869750909714" calcext:value-type="float">
            <text:p>0.0088869751</text:p>
          </table:table-cell>
          <table:table-cell office:value-type="float" office:value="0.0063" calcext:value-type="float">
            <text:p>0.0063</text:p>
          </table:table-cell>
          <table:table-cell table:formula="of:=[.$E3]*EXP(-[.$H3]/8.314*(1/[.$E$1]-1/[.F$1]))" office:value-type="float" office:value="0.00239733175794613" calcext:value-type="float">
            <text:p>0.0023973318</text:p>
          </table:table-cell>
          <table:table-cell table:formula="of:=[.$E3]*EXP(-[.$H3]/8.314*(1/[.$E$1]-1/[.G$1]))" office:value-type="float" office:value="0.000756872959436827" calcext:value-type="float">
            <text:p>0.000756873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E4]*EXP(-[.$H4]/8.314*(1/[.$E$1]-1/[.B$1]))" office:value-type="float" office:value="0.0804437049813719" calcext:value-type="float">
            <text:p>0.080443705</text:p>
          </table:table-cell>
          <table:table-cell table:formula="of:=[.$E4]*EXP(-[.$H4]/8.314*(1/[.$E$1]-1/[.C$1]))" office:value-type="float" office:value="0.0348441512132564" calcext:value-type="float">
            <text:p>0.0348441512</text:p>
          </table:table-cell>
          <table:table-cell table:formula="of:=[.$E4]*EXP(-[.$H4]/8.314*(1/[.$E$1]-1/[.D$1]))" office:value-type="float" office:value="0.00775847031751472" calcext:value-type="float">
            <text:p>0.0077584703</text:p>
          </table:table-cell>
          <table:table-cell office:value-type="float" office:value="0.0055" calcext:value-type="float">
            <text:p>0.0055</text:p>
          </table:table-cell>
          <table:table-cell table:formula="of:=[.$E4]*EXP(-[.$H4]/8.314*(1/[.$E$1]-1/[.F$1]))" office:value-type="float" office:value="0.00209290867757202" calcext:value-type="float">
            <text:p>0.0020929087</text:p>
          </table:table-cell>
          <table:table-cell table:formula="of:=[.$E4]*EXP(-[.$H4]/8.314*(1/[.$E$1]-1/[.G$1]))" office:value-type="float" office:value="0.000660762107444849" calcext:value-type="float">
            <text:p>0.0006607621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E5]*EXP(-[.$H5]/8.314*(1/[.$E$1]-1/[.B$1]))" office:value-type="float" office:value="0.0731306408921563" calcext:value-type="float">
            <text:p>0.0731306409</text:p>
          </table:table-cell>
          <table:table-cell table:formula="of:=[.$E5]*EXP(-[.$H5]/8.314*(1/[.$E$1]-1/[.C$1]))" office:value-type="float" office:value="0.0316765011029603" calcext:value-type="float">
            <text:p>0.0316765011</text:p>
          </table:table-cell>
          <table:table-cell table:formula="of:=[.$E5]*EXP(-[.$H5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5]*EXP(-[.$H5]/8.314*(1/[.$E$1]-1/[.F$1]))" office:value-type="float" office:value="0.0019026442523382" calcext:value-type="float">
            <text:p>0.0019026443</text:p>
          </table:table-cell>
          <table:table-cell table:formula="of:=[.$E5]*EXP(-[.$H5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E6]*EXP(-[.$H6]/8.314*(1/[.$E$1]-1/[.B$1]))" office:value-type="float" office:value="0.0731306408921563" calcext:value-type="float">
            <text:p>0.0731306409</text:p>
          </table:table-cell>
          <table:table-cell table:formula="of:=[.$E6]*EXP(-[.$H6]/8.314*(1/[.$E$1]-1/[.C$1]))" office:value-type="float" office:value="0.0316765011029603" calcext:value-type="float">
            <text:p>0.0316765011</text:p>
          </table:table-cell>
          <table:table-cell table:formula="of:=[.$E6]*EXP(-[.$H6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6]*EXP(-[.$H6]/8.314*(1/[.$E$1]-1/[.F$1]))" office:value-type="float" office:value="0.0019026442523382" calcext:value-type="float">
            <text:p>0.0019026443</text:p>
          </table:table-cell>
          <table:table-cell table:formula="of:=[.$E6]*EXP(-[.$H6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E7]*EXP(-[.$H7]/8.314*(1/[.$E$1]-1/[.B$1]))" office:value-type="float" office:value="0.0731306408921563" calcext:value-type="float">
            <text:p>0.0731306409</text:p>
          </table:table-cell>
          <table:table-cell table:formula="of:=[.$E7]*EXP(-[.$H7]/8.314*(1/[.$E$1]-1/[.C$1]))" office:value-type="float" office:value="0.0316765011029603" calcext:value-type="float">
            <text:p>0.0316765011</text:p>
          </table:table-cell>
          <table:table-cell table:formula="of:=[.$E7]*EXP(-[.$H7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7]*EXP(-[.$H7]/8.314*(1/[.$E$1]-1/[.F$1]))" office:value-type="float" office:value="0.0019026442523382" calcext:value-type="float">
            <text:p>0.0019026443</text:p>
          </table:table-cell>
          <table:table-cell table:formula="of:=[.$E7]*EXP(-[.$H7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E8]*EXP(-[.$H8]/8.314*(1/[.$E$1]-1/[.B$1]))" office:value-type="float" office:value="0.0731306408921563" calcext:value-type="float">
            <text:p>0.0731306409</text:p>
          </table:table-cell>
          <table:table-cell table:formula="of:=[.$E8]*EXP(-[.$H8]/8.314*(1/[.$E$1]-1/[.C$1]))" office:value-type="float" office:value="0.0316765011029603" calcext:value-type="float">
            <text:p>0.0316765011</text:p>
          </table:table-cell>
          <table:table-cell table:formula="of:=[.$E8]*EXP(-[.$H8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8]*EXP(-[.$H8]/8.314*(1/[.$E$1]-1/[.F$1]))" office:value-type="float" office:value="0.0019026442523382" calcext:value-type="float">
            <text:p>0.0019026443</text:p>
          </table:table-cell>
          <table:table-cell table:formula="of:=[.$E8]*EXP(-[.$H8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$E9]*EXP(-[.$H9]/8.314*(1/[.$E$1]-1/[.B$1]))" office:value-type="float" office:value="0.0731306408921563" calcext:value-type="float">
            <text:p>0.0731306409</text:p>
          </table:table-cell>
          <table:table-cell table:formula="of:=[.$E9]*EXP(-[.$H9]/8.314*(1/[.$E$1]-1/[.C$1]))" office:value-type="float" office:value="0.0316765011029603" calcext:value-type="float">
            <text:p>0.0316765011</text:p>
          </table:table-cell>
          <table:table-cell table:formula="of:=[.$E9]*EXP(-[.$H9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9]*EXP(-[.$H9]/8.314*(1/[.$E$1]-1/[.F$1]))" office:value-type="float" office:value="0.0019026442523382" calcext:value-type="float">
            <text:p>0.0019026443</text:p>
          </table:table-cell>
          <table:table-cell table:formula="of:=[.$E9]*EXP(-[.$H9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E10]*EXP(-[.$H10]/8.314*(1/[.$E$1]-1/[.B$1]))" office:value-type="float" office:value="0.0731306408921563" calcext:value-type="float">
            <text:p>0.0731306409</text:p>
          </table:table-cell>
          <table:table-cell table:formula="of:=[.$E10]*EXP(-[.$H10]/8.314*(1/[.$E$1]-1/[.C$1]))" office:value-type="float" office:value="0.0316765011029603" calcext:value-type="float">
            <text:p>0.0316765011</text:p>
          </table:table-cell>
          <table:table-cell table:formula="of:=[.$E10]*EXP(-[.$H10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10]*EXP(-[.$H10]/8.314*(1/[.$E$1]-1/[.F$1]))" office:value-type="float" office:value="0.0019026442523382" calcext:value-type="float">
            <text:p>0.0019026443</text:p>
          </table:table-cell>
          <table:table-cell table:formula="of:=[.$E10]*EXP(-[.$H10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E11]*EXP(-[.$H11]/8.314*(1/[.$E$1]-1/[.B$1]))" office:value-type="float" office:value="0.0731306408921563" calcext:value-type="float">
            <text:p>0.0731306409</text:p>
          </table:table-cell>
          <table:table-cell table:formula="of:=[.$E11]*EXP(-[.$H11]/8.314*(1/[.$E$1]-1/[.C$1]))" office:value-type="float" office:value="0.0316765011029603" calcext:value-type="float">
            <text:p>0.0316765011</text:p>
          </table:table-cell>
          <table:table-cell table:formula="of:=[.$E11]*EXP(-[.$H11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11]*EXP(-[.$H11]/8.314*(1/[.$E$1]-1/[.F$1]))" office:value-type="float" office:value="0.0019026442523382" calcext:value-type="float">
            <text:p>0.0019026443</text:p>
          </table:table-cell>
          <table:table-cell table:formula="of:=[.$E11]*EXP(-[.$H11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12]*EXP(-[.$H12]/8.314*(1/[.$E$1]-1/[.B$1]))" office:value-type="float" office:value="0.0731306408921563" calcext:value-type="float">
            <text:p>0.0731306409</text:p>
          </table:table-cell>
          <table:table-cell table:formula="of:=[.$E12]*EXP(-[.$H12]/8.314*(1/[.$E$1]-1/[.C$1]))" office:value-type="float" office:value="0.0316765011029603" calcext:value-type="float">
            <text:p>0.0316765011</text:p>
          </table:table-cell>
          <table:table-cell table:formula="of:=[.$E12]*EXP(-[.$H12]/8.314*(1/[.$E$1]-1/[.D$1]))" office:value-type="float" office:value="0.00705315483410429" calcext:value-type="float">
            <text:p>0.0070531548</text:p>
          </table:table-cell>
          <table:table-cell office:value-type="float" office:value="0.005" calcext:value-type="float">
            <text:p>0.005</text:p>
          </table:table-cell>
          <table:table-cell table:formula="of:=[.$E12]*EXP(-[.$H12]/8.314*(1/[.$E$1]-1/[.F$1]))" office:value-type="float" office:value="0.0019026442523382" calcext:value-type="float">
            <text:p>0.0019026443</text:p>
          </table:table-cell>
          <table:table-cell table:formula="of:=[.$E12]*EXP(-[.$H12]/8.314*(1/[.$E$1]-1/[.G$1]))" office:value-type="float" office:value="0.000600692824949862" calcext:value-type="float">
            <text:p>0.0006006928</text:p>
          </table:table-cell>
          <table:table-cell table:formula="of:=[.$H$2]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13:37.9955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5:07:17.440371000</meta:creation-date>
    <dc:date>2016-09-16T15:16:48.228700000</dc:date>
    <meta:editing-duration>PT2M25S</meta:editing-duration>
    <meta:editing-cycles>3</meta:editing-cycles>
    <meta:generator>LibreOffice/4.2.4.2$MacOSX_x86 LibreOffice_project/63150712c6d317d27ce2db16eb94c2f3d7b699f8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scatter" chart:style-name="ch1">
        <chart:legend chart:legend-position="end" svg:x="13.088cm" svg:y="3.011cm" style:legend-expansion="high" chart:style-name="ch2"/>
        <chart:plot-area chart:style-name="ch3" table:cell-range-address="Sheet1.A2:Sheet1.G12" svg:x="0.77cm" svg:y="0.855cm" svg:width="11.678cm" svg:height="7.547cm">
          <chartooo:coordinate-region svg:x="1.712cm" svg:y="1.045cm" svg:width="10.489cm" svg:height="6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class="chart:scatter">
            <chart:data-point chart:repeated="11"/>
          </chart:series>
          <chart:series chart:style-name="ch8" chart:values-cell-range-address="Sheet1.D2:Sheet1.D12" chart:class="chart:scatter">
            <chart:data-point chart:repeated="11"/>
          </chart:series>
          <chart:series chart:style-name="ch9" chart:values-cell-range-address="Sheet1.E2:Sheet1.E12" chart:class="chart:scatter">
            <chart:data-point chart:repeated="11"/>
          </chart:series>
          <chart:series chart:style-name="ch10" chart:values-cell-range-address="Sheet1.F2:Sheet1.F12" chart:class="chart:scatter">
            <chart:data-point chart:repeated="11"/>
          </chart:series>
          <chart:series chart:style-name="ch11" chart:values-cell-range-address="Sheet1.G2:Sheet1.G1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.11700902542745">
                <text:p>0.11700902542745</text:p>
                <draw:g>
                  <svg:desc>Sheet1.B2:Sheet1.B12</svg:desc>
                </draw:g>
              </table:table-cell>
              <table:table-cell office:value-type="float" office:value="0.0506824017647365">
                <text:p>0.0506824017647365</text:p>
                <draw:g>
                  <svg:desc>Sheet1.C2:Sheet1.C12</svg:desc>
                </draw:g>
              </table:table-cell>
              <table:table-cell office:value-type="float" office:value="0.0112850477345669">
                <text:p>0.0112850477345669</text:p>
                <draw:g>
                  <svg:desc>Sheet1.D2:Sheet1.D12</svg:desc>
                </draw:g>
              </table:table-cell>
              <table:table-cell office:value-type="float" office:value="0.008">
                <text:p>0.008</text:p>
                <draw:g>
                  <svg:desc>Sheet1.E2:Sheet1.E12</svg:desc>
                </draw:g>
              </table:table-cell>
              <table:table-cell office:value-type="float" office:value="0.00304423080374112">
                <text:p>0.00304423080374112</text:p>
                <draw:g>
                  <svg:desc>Sheet1.F2:Sheet1.F12</svg:desc>
                </draw:g>
              </table:table-cell>
              <table:table-cell office:value-type="float" office:value="0.00096110851991978">
                <text:p>0.00096110851991978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21446075241169">
                <text:p>0.0921446075241169</text:p>
              </table:table-cell>
              <table:table-cell office:value-type="float" office:value="0.03991239138973">
                <text:p>0.03991239138973</text:p>
              </table:table-cell>
              <table:table-cell office:value-type="float" office:value="0.0088869750909714">
                <text:p>0.0088869750909714</text:p>
              </table:table-cell>
              <table:table-cell office:value-type="float" office:value="0.0063">
                <text:p>0.0063</text:p>
              </table:table-cell>
              <table:table-cell office:value-type="float" office:value="0.00239733175794613">
                <text:p>0.00239733175794613</text:p>
              </table:table-cell>
              <table:table-cell office:value-type="float" office:value="0.000756872959436827">
                <text:p>0.000756872959436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804437049813719">
                <text:p>0.0804437049813719</text:p>
              </table:table-cell>
              <table:table-cell office:value-type="float" office:value="0.0348441512132564">
                <text:p>0.0348441512132564</text:p>
              </table:table-cell>
              <table:table-cell office:value-type="float" office:value="0.00775847031751472">
                <text:p>0.00775847031751472</text:p>
              </table:table-cell>
              <table:table-cell office:value-type="float" office:value="0.0055">
                <text:p>0.0055</text:p>
              </table:table-cell>
              <table:table-cell office:value-type="float" office:value="0.00209290867757202">
                <text:p>0.00209290867757202</text:p>
              </table:table-cell>
              <table:table-cell office:value-type="float" office:value="0.000660762107444849">
                <text:p>0.000660762107444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731306408921563">
                <text:p>0.0731306408921563</text:p>
              </table:table-cell>
              <table:table-cell office:value-type="float" office:value="0.0316765011029603">
                <text:p>0.0316765011029603</text:p>
              </table:table-cell>
              <table:table-cell office:value-type="float" office:value="0.00705315483410429">
                <text:p>0.00705315483410429</text:p>
              </table:table-cell>
              <table:table-cell office:value-type="float" office:value="0.005">
                <text:p>0.005</text:p>
              </table:table-cell>
              <table:table-cell office:value-type="float" office:value="0.0019026442523382">
                <text:p>0.0019026442523382</text:p>
              </table:table-cell>
              <table:table-cell office:value-type="float" office:value="0.000600692824949862">
                <text:p>0.000600692824949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